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Frequency (Hz)</text:p>
          </table:table-cell>
          <table:table-cell office:value-type="string" calcext:value-type="string">
            <text:p>FreqReg</text:p>
          </table:table-cell>
          <table:table-cell office:value-type="string" calcext:value-type="string">
            <text:p>(hex)</text:p>
          </table:table-cell>
          <table:table-cell/>
          <table:table-cell office:value-type="string" calcext:value-type="string">
            <text:p>FCLK</text:p>
          </table:table-cell>
          <table:table-cell office:value-type="string" calcext:value-type="string">
            <text:p>2^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table:formula="of:=220*2^([.A2]/12)" office:value-type="float" office:value="261.625565300599" calcext:value-type="float">
            <text:p>261.625565300599</text:p>
          </table:table-cell>
          <table:table-cell table:formula="of:=ROUND([.C2]*[.$H$2]/[.$G$2])" office:value-type="float" office:value="936" calcext:value-type="float">
            <text:p>936</text:p>
          </table:table-cell>
          <table:table-cell table:formula="of:=DEC2HEX([.D2]; 4)" office:value-type="string" office:string-value="03A8" calcext:value-type="string">
            <text:p>03A8</text:p>
          </table:table-cell>
          <table:table-cell/>
          <table:table-cell table:formula="of:=75000000" office:value-type="float" office:value="75000000" calcext:value-type="float">
            <text:p>75000000</text:p>
          </table:table-cell>
          <table:table-cell table:formula="of:=2^28" office:value-type="float" office:value="268435456" calcext:value-type="float">
            <text:p>268435456</text:p>
          </table:table-cell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office:value-type="string" calcext:value-type="string">
            <text:p>C#4</text:p>
          </table:table-cell>
          <table:table-cell table:formula="of:=220*2^([.A3]/12)" office:value-type="float" office:value="277.182630976872" calcext:value-type="float">
            <text:p>277.182630976872</text:p>
          </table:table-cell>
          <table:table-cell table:formula="of:=ROUND([.C3]*[.$H$2]/[.$G$2])" office:value-type="float" office:value="992" calcext:value-type="float">
            <text:p>992</text:p>
          </table:table-cell>
          <table:table-cell table:formula="of:=DEC2HEX([.D3]; 4)" office:value-type="string" office:string-value="03E0" calcext:value-type="string">
            <text:p>03E0</text:p>
          </table:table-cell>
          <table:table-cell table:number-columns-repeated="3"/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office:value-type="string" calcext:value-type="string">
            <text:p>D4</text:p>
          </table:table-cell>
          <table:table-cell table:formula="of:=220*2^([.A4]/12)" office:value-type="float" office:value="293.664767917408" calcext:value-type="float">
            <text:p>293.664767917408</text:p>
          </table:table-cell>
          <table:table-cell table:formula="of:=ROUND([.C4]*[.$H$2]/[.$G$2])" office:value-type="float" office:value="1051" calcext:value-type="float">
            <text:p>1051</text:p>
          </table:table-cell>
          <table:table-cell table:formula="of:=DEC2HEX([.D4]; 4)" office:value-type="string" office:string-value="041B" calcext:value-type="string">
            <text:p>041B</text:p>
          </table:table-cell>
          <table:table-cell/>
          <table:table-cell office:value-type="string" calcext:value-type="string">
            <text:p>MAX VAL REPRESENTABLE IN LSB</text:p>
          </table:table-cell>
          <table:table-cell/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office:value-type="string" calcext:value-type="string">
            <text:p>D#4</text:p>
          </table:table-cell>
          <table:table-cell table:formula="of:=220*2^([.A5]/12)" office:value-type="float" office:value="311.126983722081" calcext:value-type="float">
            <text:p>311.126983722081</text:p>
          </table:table-cell>
          <table:table-cell table:formula="of:=ROUND([.C5]*[.$H$2]/[.$G$2])" office:value-type="float" office:value="1114" calcext:value-type="float">
            <text:p>1114</text:p>
          </table:table-cell>
          <table:table-cell table:formula="of:=DEC2HEX([.D5]; 4)" office:value-type="string" office:string-value="045A" calcext:value-type="string">
            <text:p>045A</text:p>
          </table:table-cell>
          <table:table-cell/>
          <table:table-cell table:style-name="ce8" table:formula="of:=2^14-1" office:value-type="float" office:value="16383" calcext:value-type="float">
            <text:p>16383</text:p>
          </table:table-cell>
          <table:table-cell/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office:value-type="string" calcext:value-type="string">
            <text:p>E4</text:p>
          </table:table-cell>
          <table:table-cell table:formula="of:=220*2^([.A6]/12)" office:value-type="float" office:value="329.62755691287" calcext:value-type="float">
            <text:p>329.62755691287</text:p>
          </table:table-cell>
          <table:table-cell table:formula="of:=ROUND([.C6]*[.$H$2]/[.$G$2])" office:value-type="float" office:value="1180" calcext:value-type="float">
            <text:p>1180</text:p>
          </table:table-cell>
          <table:table-cell table:formula="of:=DEC2HEX([.D6]; 4)" office:value-type="string" office:string-value="049C" calcext:value-type="string">
            <text:p>049C</text:p>
          </table:table-cell>
          <table:table-cell/>
          <table:table-cell table:formula="of:=DEC2HEX([.G5])" office:value-type="string" office:string-value="3FFF" calcext:value-type="string">
            <text:p>3FFF</text:p>
          </table:table-cell>
          <table:table-cell/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table:formula="of:=220*2^([.A7]/12)" office:value-type="float" office:value="349.228231433004" calcext:value-type="float">
            <text:p>349.228231433004</text:p>
          </table:table-cell>
          <table:table-cell table:formula="of:=ROUND([.C7]*[.$H$2]/[.$G$2])" office:value-type="float" office:value="1250" calcext:value-type="float">
            <text:p>1250</text:p>
          </table:table-cell>
          <table:table-cell table:formula="of:=DEC2HEX([.D7]; 4)" office:value-type="string" office:string-value="04E2" calcext:value-type="string">
            <text:p>04E2</text:p>
          </table:table-cell>
          <table:table-cell table:number-columns-repeated="3"/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office:value-type="string" calcext:value-type="string">
            <text:p>F#4</text:p>
          </table:table-cell>
          <table:table-cell table:formula="of:=220*2^([.A8]/12)" office:value-type="float" office:value="369.994422711634" calcext:value-type="float">
            <text:p>369.994422711634</text:p>
          </table:table-cell>
          <table:table-cell table:formula="of:=ROUND([.C8]*[.$H$2]/[.$G$2])" office:value-type="float" office:value="1324" calcext:value-type="float">
            <text:p>1324</text:p>
          </table:table-cell>
          <table:table-cell table:formula="of:=DEC2HEX([.D8]; 4)" office:value-type="string" office:string-value="052C" calcext:value-type="string">
            <text:p>052C</text:p>
          </table:table-cell>
          <table:table-cell table:number-columns-repeated="3"/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office:value-type="string" calcext:value-type="string">
            <text:p>G4</text:p>
          </table:table-cell>
          <table:table-cell table:formula="of:=220*2^([.A9]/12)" office:value-type="float" office:value="391.995435981749" calcext:value-type="float">
            <text:p>391.995435981749</text:p>
          </table:table-cell>
          <table:table-cell table:formula="of:=ROUND([.C9]*[.$H$2]/[.$G$2])" office:value-type="float" office:value="1403" calcext:value-type="float">
            <text:p>1403</text:p>
          </table:table-cell>
          <table:table-cell table:formula="of:=DEC2HEX([.D9]; 4)" office:value-type="string" office:string-value="057B" calcext:value-type="string">
            <text:p>057B</text:p>
          </table:table-cell>
          <table:table-cell table:number-columns-repeated="3"/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office:value-type="string" calcext:value-type="string">
            <text:p>G#4</text:p>
          </table:table-cell>
          <table:table-cell table:formula="of:=220*2^([.A10]/12)" office:value-type="float" office:value="415.304697579945" calcext:value-type="float">
            <text:p>415.304697579945</text:p>
          </table:table-cell>
          <table:table-cell table:formula="of:=ROUND([.C10]*[.$H$2]/[.$G$2])" office:value-type="float" office:value="1486" calcext:value-type="float">
            <text:p>1486</text:p>
          </table:table-cell>
          <table:table-cell table:formula="of:=DEC2HEX([.D10]; 4)" office:value-type="string" office:string-value="05CE" calcext:value-type="string">
            <text:p>05CE</text:p>
          </table:table-cell>
          <table:table-cell table:number-columns-repeated="3"/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office:value-type="string" calcext:value-type="string">
            <text:p>A4</text:p>
          </table:table-cell>
          <table:table-cell table:formula="of:=220*2^([.A11]/12)" office:value-type="float" office:value="440" calcext:value-type="float">
            <text:p>440</text:p>
          </table:table-cell>
          <table:table-cell table:formula="of:=ROUND([.C11]*[.$H$2]/[.$G$2])" office:value-type="float" office:value="1575" calcext:value-type="float">
            <text:p>1575</text:p>
          </table:table-cell>
          <table:table-cell table:formula="of:=DEC2HEX([.D11]; 4)" office:value-type="string" office:string-value="0627" calcext:value-type="string">
            <text:p>0627</text:p>
          </table:table-cell>
          <table:table-cell table:number-columns-repeated="3"/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office:value-type="string" calcext:value-type="string">
            <text:p>A#4</text:p>
          </table:table-cell>
          <table:table-cell table:formula="of:=220*2^([.A12]/12)" office:value-type="float" office:value="466.16376151809" calcext:value-type="float">
            <text:p>466.16376151809</text:p>
          </table:table-cell>
          <table:table-cell table:formula="of:=ROUND([.C12]*[.$H$2]/[.$G$2])" office:value-type="float" office:value="1668" calcext:value-type="float">
            <text:p>1668</text:p>
          </table:table-cell>
          <table:table-cell table:formula="of:=DEC2HEX([.D12]; 4)" office:value-type="string" office:string-value="0684" calcext:value-type="string">
            <text:p>0684</text:p>
          </table:table-cell>
          <table:table-cell table:number-columns-repeated="3"/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office:value-type="string" calcext:value-type="string">
            <text:p>B4</text:p>
          </table:table-cell>
          <table:table-cell table:formula="of:=220*2^([.A13]/12)" office:value-type="float" office:value="493.883301256124" calcext:value-type="float">
            <text:p>493.883301256124</text:p>
          </table:table-cell>
          <table:table-cell table:formula="of:=ROUND([.C13]*[.$H$2]/[.$G$2])" office:value-type="float" office:value="1768" calcext:value-type="float">
            <text:p>1768</text:p>
          </table:table-cell>
          <table:table-cell table:formula="of:=DEC2HEX([.D13]; 4)" office:value-type="string" office:string-value="06E8" calcext:value-type="string">
            <text:p>06E8</text:p>
          </table:table-cell>
          <table:table-cell table:number-columns-repeated="3"/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office:value-type="string" calcext:value-type="string">
            <text:p>C5</text:p>
          </table:table-cell>
          <table:table-cell table:formula="of:=220*2^([.A14]/12)" office:value-type="float" office:value="523.251130601197" calcext:value-type="float">
            <text:p>523.251130601197</text:p>
          </table:table-cell>
          <table:table-cell table:formula="of:=ROUND([.C14]*[.$H$2]/[.$G$2])" office:value-type="float" office:value="1873" calcext:value-type="float">
            <text:p>1873</text:p>
          </table:table-cell>
          <table:table-cell table:formula="of:=DEC2HEX([.D14]; 4)" office:value-type="string" office:string-value="0751" calcext:value-type="string">
            <text:p>0751</text:p>
          </table:table-cell>
          <table:table-cell table:number-columns-repeated="3"/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office:value-type="string" calcext:value-type="string">
            <text:p>C#5</text:p>
          </table:table-cell>
          <table:table-cell table:formula="of:=220*2^([.A15]/12)" office:value-type="float" office:value="554.365261953744" calcext:value-type="float">
            <text:p>554.365261953744</text:p>
          </table:table-cell>
          <table:table-cell table:formula="of:=ROUND([.C15]*[.$H$2]/[.$G$2])" office:value-type="float" office:value="1984" calcext:value-type="float">
            <text:p>1984</text:p>
          </table:table-cell>
          <table:table-cell table:formula="of:=DEC2HEX([.D15]; 4)" office:value-type="string" office:string-value="07C0" calcext:value-type="string">
            <text:p>07C0</text:p>
          </table:table-cell>
          <table:table-cell table:number-columns-repeated="3"/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office:value-type="string" calcext:value-type="string">
            <text:p>D5</text:p>
          </table:table-cell>
          <table:table-cell table:formula="of:=220*2^([.A16]/12)" office:value-type="float" office:value="587.329535834815" calcext:value-type="float">
            <text:p>587.329535834815</text:p>
          </table:table-cell>
          <table:table-cell table:formula="of:=ROUND([.C16]*[.$H$2]/[.$G$2])" office:value-type="float" office:value="2102" calcext:value-type="float">
            <text:p>2102</text:p>
          </table:table-cell>
          <table:table-cell table:formula="of:=DEC2HEX([.D16]; 4)" office:value-type="string" office:string-value="0836" calcext:value-type="string">
            <text:p>0836</text:p>
          </table:table-cell>
          <table:table-cell table:number-columns-repeated="3"/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office:value-type="string" calcext:value-type="string">
            <text:p>D#5</text:p>
          </table:table-cell>
          <table:table-cell table:formula="of:=220*2^([.A17]/12)" office:value-type="float" office:value="622.253967444162" calcext:value-type="float">
            <text:p>622.253967444162</text:p>
          </table:table-cell>
          <table:table-cell table:formula="of:=ROUND([.C17]*[.$H$2]/[.$G$2])" office:value-type="float" office:value="2227" calcext:value-type="float">
            <text:p>2227</text:p>
          </table:table-cell>
          <table:table-cell table:formula="of:=DEC2HEX([.D17]; 4)" office:value-type="string" office:string-value="08B3" calcext:value-type="string">
            <text:p>08B3</text:p>
          </table:table-cell>
          <table:table-cell table:number-columns-repeated="3"/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office:value-type="string" calcext:value-type="string">
            <text:p>E5</text:p>
          </table:table-cell>
          <table:table-cell table:formula="of:=220*2^([.A18]/12)" office:value-type="float" office:value="659.25511382574" calcext:value-type="float">
            <text:p>659.25511382574</text:p>
          </table:table-cell>
          <table:table-cell table:formula="of:=ROUND([.C18]*[.$H$2]/[.$G$2])" office:value-type="float" office:value="2360" calcext:value-type="float">
            <text:p>2360</text:p>
          </table:table-cell>
          <table:table-cell table:formula="of:=DEC2HEX([.D18]; 4)" office:value-type="string" office:string-value="0938" calcext:value-type="string">
            <text:p>0938</text:p>
          </table:table-cell>
          <table:table-cell table:number-columns-repeated="3"/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office:value-type="string" calcext:value-type="string">
            <text:p>F5</text:p>
          </table:table-cell>
          <table:table-cell table:formula="of:=220*2^([.A19]/12)" office:value-type="float" office:value="698.456462866008" calcext:value-type="float">
            <text:p>698.456462866008</text:p>
          </table:table-cell>
          <table:table-cell table:formula="of:=ROUND([.C19]*[.$H$2]/[.$G$2])" office:value-type="float" office:value="2500" calcext:value-type="float">
            <text:p>2500</text:p>
          </table:table-cell>
          <table:table-cell table:formula="of:=DEC2HEX([.D19]; 4)" office:value-type="string" office:string-value="09C4" calcext:value-type="string">
            <text:p>09C4</text:p>
          </table:table-cell>
          <table:table-cell table:number-columns-repeated="3"/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office:value-type="string" calcext:value-type="string">
            <text:p>F#5</text:p>
          </table:table-cell>
          <table:table-cell table:formula="of:=220*2^([.A20]/12)" office:value-type="float" office:value="739.988845423269" calcext:value-type="float">
            <text:p>739.988845423269</text:p>
          </table:table-cell>
          <table:table-cell table:formula="of:=ROUND([.C20]*[.$H$2]/[.$G$2])" office:value-type="float" office:value="2649" calcext:value-type="float">
            <text:p>2649</text:p>
          </table:table-cell>
          <table:table-cell table:formula="of:=DEC2HEX([.D20]; 4)" office:value-type="string" office:string-value="0A59" calcext:value-type="string">
            <text:p>0A59</text:p>
          </table:table-cell>
          <table:table-cell table:number-columns-repeated="3"/>
        </table:table-row>
        <table:table-row table:style-name="ro1">
          <table:table-cell table:formula="of:=[.A20]+1" office:value-type="float" office:value="22" calcext:value-type="float">
            <text:p>22</text:p>
          </table:table-cell>
          <table:table-cell office:value-type="string" calcext:value-type="string">
            <text:p>G5</text:p>
          </table:table-cell>
          <table:table-cell table:formula="of:=220*2^([.A21]/12)" office:value-type="float" office:value="783.990871963499" calcext:value-type="float">
            <text:p>783.990871963499</text:p>
          </table:table-cell>
          <table:table-cell table:formula="of:=ROUND([.C21]*[.$H$2]/[.$G$2])" office:value-type="float" office:value="2806" calcext:value-type="float">
            <text:p>2806</text:p>
          </table:table-cell>
          <table:table-cell table:formula="of:=DEC2HEX([.D21]; 4)" office:value-type="string" office:string-value="0AF6" calcext:value-type="string">
            <text:p>0AF6</text:p>
          </table:table-cell>
          <table:table-cell table:number-columns-repeated="3"/>
        </table:table-row>
        <table:table-row table:style-name="ro1">
          <table:table-cell table:formula="of:=[.A21]+1" office:value-type="float" office:value="23" calcext:value-type="float">
            <text:p>23</text:p>
          </table:table-cell>
          <table:table-cell office:value-type="string" calcext:value-type="string">
            <text:p>G#5</text:p>
          </table:table-cell>
          <table:table-cell table:formula="of:=220*2^([.A22]/12)" office:value-type="float" office:value="830.60939515989" calcext:value-type="float">
            <text:p>830.60939515989</text:p>
          </table:table-cell>
          <table:table-cell table:formula="of:=ROUND([.C22]*[.$H$2]/[.$G$2])" office:value-type="float" office:value="2973" calcext:value-type="float">
            <text:p>2973</text:p>
          </table:table-cell>
          <table:table-cell table:formula="of:=DEC2HEX([.D22]; 4)" office:value-type="string" office:string-value="0B9D" calcext:value-type="string">
            <text:p>0B9D</text:p>
          </table:table-cell>
          <table:table-cell table:number-columns-repeated="3"/>
        </table:table-row>
        <table:table-row table:style-name="ro1">
          <table:table-cell table:formula="of:=[.A22]+1" office:value-type="float" office:value="24" calcext:value-type="float">
            <text:p>24</text:p>
          </table:table-cell>
          <table:table-cell office:value-type="string" calcext:value-type="string">
            <text:p>A5</text:p>
          </table:table-cell>
          <table:table-cell table:formula="of:=220*2^([.A23]/12)" office:value-type="float" office:value="880" calcext:value-type="float">
            <text:p>880</text:p>
          </table:table-cell>
          <table:table-cell table:formula="of:=ROUND([.C23]*[.$H$2]/[.$G$2])" office:value-type="float" office:value="3150" calcext:value-type="float">
            <text:p>3150</text:p>
          </table:table-cell>
          <table:table-cell table:formula="of:=DEC2HEX([.D23]; 4)" office:value-type="string" office:string-value="0C4E" calcext:value-type="string">
            <text:p>0C4E</text:p>
          </table:table-cell>
          <table:table-cell table:number-columns-repeated="3"/>
        </table:table-row>
        <table:table-row table:style-name="ro1">
          <table:table-cell table:formula="of:=[.A23]+1" office:value-type="float" office:value="25" calcext:value-type="float">
            <text:p>25</text:p>
          </table:table-cell>
          <table:table-cell office:value-type="string" calcext:value-type="string">
            <text:p>A#5</text:p>
          </table:table-cell>
          <table:table-cell table:formula="of:=220*2^([.A24]/12)" office:value-type="float" office:value="932.32752303618" calcext:value-type="float">
            <text:p>932.32752303618</text:p>
          </table:table-cell>
          <table:table-cell table:formula="of:=ROUND([.C24]*[.$H$2]/[.$G$2])" office:value-type="float" office:value="3337" calcext:value-type="float">
            <text:p>3337</text:p>
          </table:table-cell>
          <table:table-cell table:formula="of:=DEC2HEX([.D24]; 4)" office:value-type="string" office:string-value="0D09" calcext:value-type="string">
            <text:p>0D09</text:p>
          </table:table-cell>
          <table:table-cell table:number-columns-repeated="3"/>
        </table:table-row>
        <table:table-row table:style-name="ro1">
          <table:table-cell table:formula="of:=[.A24]+1" office:value-type="float" office:value="26" calcext:value-type="float">
            <text:p>26</text:p>
          </table:table-cell>
          <table:table-cell office:value-type="string" calcext:value-type="string">
            <text:p>B5</text:p>
          </table:table-cell>
          <table:table-cell table:formula="of:=220*2^([.A25]/12)" office:value-type="float" office:value="987.766602512248" calcext:value-type="float">
            <text:p>987.766602512248</text:p>
          </table:table-cell>
          <table:table-cell table:formula="of:=ROUND([.C25]*[.$H$2]/[.$G$2])" office:value-type="float" office:value="3535" calcext:value-type="float">
            <text:p>3535</text:p>
          </table:table-cell>
          <table:table-cell table:formula="of:=DEC2HEX([.D25]; 4)" office:value-type="string" office:string-value="0DCF" calcext:value-type="string">
            <text:p>0DC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20:24:30.360943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 Indictor</meta:initial-creator>
    <meta:creation-date>2020-11-13T16:03:17.892097912</meta:creation-date>
    <dc:date>2020-12-01T20:24:57.103504358</dc:date>
    <meta:editing-duration>PT45M33S</meta:editing-duration>
    <meta:editing-cycles>7</meta:editing-cycles>
    <meta:generator>LibreOffice/6.4.5.1$Linux_X86_64 LibreOffice_project/40$Build-1</meta:generator>
    <meta:document-statistic meta:table-count="1" meta:cell-count="131" meta:object-count="0"/>
  </office:meta>
</office:document-meta>
</file>